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32f9" officeooo:paragraph-rsid="001632f9"/>
    </style:style>
    <style:style style:name="P2" style:family="paragraph" style:parent-style-name="Standard">
      <style:text-properties officeooo:rsid="001632f9" officeooo:paragraph-rsid="00168c31"/>
    </style:style>
    <style:style style:name="P3" style:family="paragraph" style:parent-style-name="Standard">
      <style:text-properties officeooo:rsid="00168c31" officeooo:paragraph-rsid="00168c31"/>
    </style:style>
    <style:style style:name="P4" style:family="paragraph" style:parent-style-name="Standard">
      <style:text-properties officeooo:rsid="00173b51" officeooo:paragraph-rsid="00173b51"/>
    </style:style>
    <style:style style:name="T1" style:family="text">
      <style:text-properties officeooo:rsid="00168c31"/>
    </style:style>
    <style:style style:name="T2" style:family="text">
      <style:text-properties officeooo:rsid="00173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sCycleUf:</text:p>
      <text:p text:style-name="P1"/>
      <text:p text:style-name="P2">L’algoritmo memorizza in un albero <text:span text:style-name="T1">T di tipo</text:span> quickFindBalanced il grafo G e <text:s/>per ogni arco(u,v) esegue il seguente passo:</text:p>
      <text:p text:style-name="P2"><text:span text:style-name="T1"><text:tab/>-esegue 2 findRoot su T, una per ogni vertice dell’arco (u,v), e restituisce true se le radici ritornate dalle find</text:span> <text:span text:style-name="T1">sono uguali, cioè esiste almeno 1 ciclo nel grafo G.</text:span></text:p>
      <text:p text:style-name="P3"><text:tab/>-altrimenti esegui una union(u,v) su T</text:p>
      <text:p text:style-name="P3">Abbiamo scelto quickFind bilanciato sulle union perché ad ogni passata l’algoritmo esegue 2 find e 1 union.</text:p>
      <text:p text:style-name="P3"/>
      <text:p text:style-name="P3">HasCycleDFS:</text:p>
      <text:p text:style-name="P3"/>
      <text:p text:style-name="P3">Dato il grafo G connesso, possiamo eseguire la visita in profondità a partire da qualsiasi vertice ed avere la certezza di visitare tutti i nodi di G.</text:p>
      <text:p text:style-name="P3">Se durante la visita, viene incontrato un arco all’indietro, allora il grafo ha almeno 1 ciclo.</text:p>
      <text:p text:style-name="P3"/>
      <text:p text:style-name="P3"/>
      <text:p text:style-name="P3">Considerazioni finali:</text:p>
      <text:p text:style-name="P3"/>
      <text:p text:style-name="P3">La scelta di implementare una UF non risulta molto efficiente perché l’algoritmo <text:span text:style-name="T2">scandicse</text:span> ogni arco del grafo G, <text:span text:style-name="T2">dove il numero degli archi ,può essere nel caso peggiore m= O(n^2).</text:span></text:p>
      <text:p text:style-name="P4">Mentre eseguendo una semplice visita in profondità su un grafo connesso non orientato abbiamo la certezza che l’albero ritornato dalla DFS ha al più n-1 archi. Quindi nel caso peggiore ci fermeremo dopo aver scandito n archi e trovare un ciclo, oppure scandire n-1 archi , n nodi ed essere sicuri che G sia acicl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1:04:42.747950067</meta:creation-date>
    <dc:date>2019-01-13T11:36:14.739434362</dc:date>
    <meta:editing-duration>PT6M6S</meta:editing-duration>
    <meta:editing-cycles>1</meta:editing-cycles>
    <meta:document-statistic meta:table-count="0" meta:image-count="0" meta:object-count="0" meta:page-count="1" meta:paragraph-count="11" meta:word-count="205" meta:character-count="1223" meta:non-whitespace-character-count="1026"/>
    <meta:generator>LibreOffice/6.0.7.3$Linux_X86_64 LibreOffice_project/00m0$Build-3</meta:generator>
  </office:meta>
</office:document-meta>
</file>